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565cm" style:rel-column-width="8845*"/>
    </style:style>
    <style:style style:name="Table2.B" style:family="table-column">
      <style:table-column-properties style:column-width="1.99cm" style:rel-column-width="6862*"/>
    </style:style>
    <style:style style:name="Table2.C" style:family="table-column">
      <style:table-column-properties style:column-width="6.572cm" style:rel-column-width="22668*"/>
    </style:style>
    <style:style style:name="Table2.D" style:family="table-column">
      <style:table-column-properties style:column-width="7.874cm" style:rel-column-width="27160*"/>
    </style:style>
    <style:style style:name="Table2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middle" fo:padding="0.097cm" fo:border="0.035cm solid #000000"/>
    </style:style>
    <style:style style:name="Table2.C2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0.984cm" style:rel-column-width="3394*"/>
    </style:style>
    <style:style style:name="Table1.B" style:family="table-column">
      <style:table-column-properties style:column-width="1.432cm" style:rel-column-width="4940*"/>
    </style:style>
    <style:style style:name="Table1.C" style:family="table-column">
      <style:table-column-properties style:column-width="1.475cm" style:rel-column-width="5086*"/>
    </style:style>
    <style:style style:name="Table1.D" style:family="table-column">
      <style:table-column-properties style:column-width="2.341cm" style:rel-column-width="8073*"/>
    </style:style>
    <style:style style:name="Table1.H" style:family="table-column">
      <style:table-column-properties style:column-width="2.873cm" style:rel-column-width="9910*"/>
    </style:style>
    <style:style style:name="Table1.I" style:family="table-column">
      <style:table-column-properties style:column-width="2.873cm" style:rel-column-width="9913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I1" style:family="table-cell">
      <style:table-cell-properties style:vertical-align="middle" fo:padding="0.097cm" fo:border="0.035cm solid #000000"/>
    </style:style>
    <style:style style:name="Table1.B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.I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.A3" style:family="table-cell">
      <style:table-cell-properties fo:padding="0.097cm" fo:border-left="0.035cm solid #000000" fo:border-right="none" fo:border-top="none" fo:border-bottom="0.035cm solid #000000"/>
    </style:style>
    <style:style style:name="Table1.I3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3" style:family="table">
      <style:table-properties style:width="4.466cm" fo:margin-left="14.542cm" fo:margin-right="-0.007cm" table:align="margins"/>
    </style:style>
    <style:style style:name="Table3.A" style:family="table-column">
      <style:table-column-properties style:column-width="2.233cm" style:rel-column-width="32767*"/>
    </style:style>
    <style:style style:name="Table3.B" style:family="table-column">
      <style:table-column-properties style:column-width="2.233cm" style:rel-column-width="32768*"/>
    </style:style>
    <style:style style:name="Table3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097cm" fo:border="0.035cm solid #000000"/>
    </style:style>
    <style:style style:name="Table3.A2" style:family="table-cell">
      <style:table-cell-properties fo:padding="0.097cm" fo:border-left="0.035cm solid #000000" fo:border-right="none" fo:border-top="none" fo:border-bottom="0.035cm solid #000000"/>
    </style:style>
    <style:style style:name="Table3.B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2.565cm" style:rel-column-width="8845*"/>
    </style:style>
    <style:style style:name="Table4.B" style:family="table-column">
      <style:table-column-properties style:column-width="1.99cm" style:rel-column-width="6862*"/>
    </style:style>
    <style:style style:name="Table4.C" style:family="table-column">
      <style:table-column-properties style:column-width="6.572cm" style:rel-column-width="22668*"/>
    </style:style>
    <style:style style:name="Table4.D" style:family="table-column">
      <style:table-column-properties style:column-width="7.874cm" style:rel-column-width="27160*"/>
    </style:style>
    <style:style style:name="Table4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4.D1" style:family="table-cell">
      <style:table-cell-properties style:vertical-align="middle" fo:padding="0.097cm" fo:border="0.035cm solid #000000"/>
    </style:style>
    <style:style style:name="Table4.C2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1.796cm" style:rel-column-width="6193*"/>
    </style:style>
    <style:style style:name="Table8.B" style:family="table-column">
      <style:table-column-properties style:column-width="9.299cm" style:rel-column-width="32073*"/>
    </style:style>
    <style:style style:name="Table8.C" style:family="table-column">
      <style:table-column-properties style:column-width="7.906cm" style:rel-column-width="27269*"/>
    </style:style>
    <style:style style:name="Table8.A1" style:family="table-cell">
      <style:table-cell-properties fo:padding="0.097cm" fo:border="0.035cm solid #000000"/>
    </style:style>
    <style:style style:name="Table8.A2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8.A3" style:family="table-cell">
      <style:table-cell-properties fo:padding="0.097cm" fo:border-left="0.035cm solid #000000" fo:border-right="none" fo:border-top="none" fo:border-bottom="0.035cm solid #000000"/>
    </style:style>
    <style:style style:name="Table8.C3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796cm" style:rel-column-width="6193*"/>
    </style:style>
    <style:style style:name="Table6.B" style:family="table-column">
      <style:table-column-properties style:column-width="14.859cm" style:rel-column-width="51250*"/>
    </style:style>
    <style:style style:name="Table6.C" style:family="table-column">
      <style:table-column-properties style:column-width="2.346cm" style:rel-column-width="8092*"/>
    </style:style>
    <style:style style:name="Table6.A1" style:family="table-cell">
      <style:table-cell-properties fo:padding="0.097cm" fo:border="0.035cm solid #000000"/>
    </style:style>
    <style:style style:name="Table6.A2" style:family="table-cell">
      <style:table-cell-properties fo:padding="0.097cm" fo:border-left="0.035cm solid #000000" fo:border-right="none" fo:border-top="none" fo:border-bottom="0.035cm solid #000000"/>
    </style:style>
    <style:style style:name="Table6.C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1.796cm" style:rel-column-width="6193*"/>
    </style:style>
    <style:style style:name="Table7.B" style:family="table-column">
      <style:table-column-properties style:column-width="14.88cm" style:rel-column-width="51323*"/>
    </style:style>
    <style:style style:name="Table7.C" style:family="table-column">
      <style:table-column-properties style:column-width="2.325cm" style:rel-column-width="8019*"/>
    </style:style>
    <style:style style:name="Table7.A1" style:family="table-cell">
      <style:table-cell-properties fo:padding="0.097cm" fo:border="0.035cm solid #000000"/>
    </style:style>
    <style:style style:name="Table7.A2" style:family="table-cell">
      <style:table-cell-properties fo:padding="0.097cm" fo:border-left="0.035cm solid #000000" fo:border-right="none" fo:border-top="none" fo:border-bottom="0.035cm solid #000000"/>
    </style:style>
    <style:style style:name="Table7.C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1.796cm" style:rel-column-width="6193*"/>
    </style:style>
    <style:style style:name="Table9.B" style:family="table-column">
      <style:table-column-properties style:column-width="9.001cm" style:rel-column-width="31045*"/>
    </style:style>
    <style:style style:name="Table9.C" style:family="table-column">
      <style:table-column-properties style:column-width="5.858cm" style:rel-column-width="20204*"/>
    </style:style>
    <style:style style:name="Table9.D" style:family="table-column">
      <style:table-column-properties style:column-width="2.346cm" style:rel-column-width="8093*"/>
    </style:style>
    <style:style style:name="Table9.A1" style:family="table-cell">
      <style:table-cell-properties fo:padding="0.097cm" fo:border="0.035cm solid #000000"/>
    </style:style>
    <style:style style:name="Table9.A2" style:family="table-cell">
      <style:table-cell-properties fo:padding="0.097cm" fo:border-left="0.035cm solid #000000" fo:border-right="none" fo:border-top="none" fo:border-bottom="0.035cm solid #000000"/>
    </style:style>
    <style:style style:name="Table9.C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9.D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9.C6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.796cm" style:rel-column-width="6193*"/>
    </style:style>
    <style:style style:name="Table10.B" style:family="table-column">
      <style:table-column-properties style:column-width="9.001cm" style:rel-column-width="31045*"/>
    </style:style>
    <style:style style:name="Table10.C" style:family="table-column">
      <style:table-column-properties style:column-width="5.858cm" style:rel-column-width="20204*"/>
    </style:style>
    <style:style style:name="Table10.D" style:family="table-column">
      <style:table-column-properties style:column-width="2.346cm" style:rel-column-width="8093*"/>
    </style:style>
    <style:style style:name="Table10.A1" style:family="table-cell">
      <style:table-cell-properties fo:padding="0.097cm" fo:border="0.035cm solid #000000"/>
    </style:style>
    <style:style style:name="Table10.A2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0.C2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0.D2" style:family="table-cell">
      <style:table-cell-properties style:vertical-align="middle" fo:padding="0.097cm" fo:border="0.035cm solid #000000"/>
    </style:style>
    <style:style style:name="Table10.A3" style:family="table-cell">
      <style:table-cell-properties fo:padding="0.097cm" fo:border-left="0.035cm solid #000000" fo:border-right="none" fo:border-top="none" fo:border-bottom="0.035cm solid #000000"/>
    </style:style>
    <style:style style:name="Table10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0.D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0.C5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1.261cm" style:rel-column-width="4349*"/>
    </style:style>
    <style:style style:name="Table12.B" style:family="table-column">
      <style:table-column-properties style:column-width="15.393cm" style:rel-column-width="53093*"/>
    </style:style>
    <style:style style:name="Table12.C" style:family="table-column">
      <style:table-column-properties style:column-width="2.346cm" style:rel-column-width="8093*"/>
    </style:style>
    <style:style style:name="Table12.A1" style:family="table-cell">
      <style:table-cell-properties fo:padding="0.097cm" fo:border="0.035cm solid #000000"/>
    </style:style>
    <style:style style:name="Table12.A2" style:family="table-cell">
      <style:table-cell-properties fo:padding="0.097cm" fo:border-left="0.035cm solid #000000" fo:border-right="none" fo:border-top="none" fo:border-bottom="0.035cm solid #000000"/>
    </style:style>
    <style:style style:name="Table12.B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1.796cm" style:rel-column-width="6193*"/>
    </style:style>
    <style:style style:name="Table11.B" style:family="table-column">
      <style:table-column-properties style:column-width="9.001cm" style:rel-column-width="31045*"/>
    </style:style>
    <style:style style:name="Table11.C" style:family="table-column">
      <style:table-column-properties style:column-width="5.858cm" style:rel-column-width="20204*"/>
    </style:style>
    <style:style style:name="Table11.D" style:family="table-column">
      <style:table-column-properties style:column-width="2.346cm" style:rel-column-width="8093*"/>
    </style:style>
    <style:style style:name="Table11.A1" style:family="table-cell">
      <style:table-cell-properties fo:padding="0.097cm" fo:border="0.035cm solid #000000"/>
    </style:style>
    <style:style style:name="Table11.A2" style:family="table-cell">
      <style:table-cell-properties fo:padding="0.097cm" fo:border-left="0.035cm solid #000000" fo:border-right="none" fo:border-top="none" fo:border-bottom="0.035cm solid #000000"/>
    </style:style>
    <style:style style:name="Table11.C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1.D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1.796cm" style:rel-column-width="6193*"/>
    </style:style>
    <style:style style:name="Table13.B" style:family="table-column">
      <style:table-column-properties style:column-width="9.001cm" style:rel-column-width="31045*"/>
    </style:style>
    <style:style style:name="Table13.C" style:family="table-column">
      <style:table-column-properties style:column-width="5.858cm" style:rel-column-width="20204*"/>
    </style:style>
    <style:style style:name="Table13.D" style:family="table-column">
      <style:table-column-properties style:column-width="2.346cm" style:rel-column-width="8093*"/>
    </style:style>
    <style:style style:name="Table13.A1" style:family="table-cell">
      <style:table-cell-properties fo:padding="0.097cm" fo:border="0.035cm solid #000000"/>
    </style:style>
    <style:style style:name="Table13.A2" style:family="table-cell">
      <style:table-cell-properties fo:padding="0.097cm" fo:border-left="0.035cm solid #000000" fo:border-right="none" fo:border-top="none" fo:border-bottom="0.035cm solid #000000"/>
    </style:style>
    <style:style style:name="Table13.C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3.D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3.B3" style:family="table-cell">
      <style:table-cell-properties fo:padding="0.097cm" fo:border-left="0.035cm solid #000000" fo:border-right="0.035cm solid #000000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Courier New1"/>
    </style:style>
    <style:style style:name="P2" style:family="paragraph" style:parent-style-name="Table_20_Contents">
      <style:paragraph-properties fo:text-align="center" style:justify-single-word="false"/>
      <style:text-properties style:font-name="Courier New1"/>
    </style:style>
    <style:style style:name="P3" style:family="paragraph" style:parent-style-name="Table_20_Contents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ourier New1" fo:font-size="8pt" style:font-size-asian="8pt" style:font-size-complex="8pt"/>
    </style:style>
    <style:style style:name="P6" style:family="paragraph" style:parent-style-name="Table_20_Contents">
      <style:text-properties style:font-name="Courier New1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1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ourier New1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ourier New1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ourier New1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ourier New1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Courier New1" fo:font-size="9pt" fo:font-style="italic" style:font-size-asian="9pt" style:font-style-asian="italic" style:font-size-complex="9pt" style:font-style-complex="italic"/>
    </style:style>
    <style:style style:name="P15" style:family="paragraph" style:parent-style-name="Table_20_Contents">
      <style:text-properties style:font-name="Courier New1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ourier New1"/>
    </style:style>
    <style:style style:name="P17" style:family="paragraph" style:parent-style-name="Standard">
      <style:paragraph-properties fo:text-align="start" style:justify-single-word="false"/>
      <style:text-properties style:font-name="Courier New1"/>
    </style:style>
    <style:style style:name="P18" style:family="paragraph" style:parent-style-name="Standard">
      <style:text-properties style:font-name="Courier New1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Courier New1"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1" style:family="paragraph" style:parent-style-name="Standard">
      <style:text-properties style:font-name="Courier New1"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Courier New1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Courier New1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text-align="center" style:justify-single-word="false"/>
      <style:text-properties style:font-name="Courier New1"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Courier New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font-name="Courier New1" fo:font-size="11pt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Courier New1" fo:font-size="11pt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Courier New1"/>
    </style:style>
    <style:style style:name="P31" style:family="paragraph" style:parent-style-name="Table_20_Contents">
      <style:paragraph-properties fo:text-align="start" style:justify-single-word="fals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urier New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SAM Coverage Data Collection Form</text:p>
      <text:p text:style-name="P17"><text:s text:c="2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PSU ID</text:p>
          </table:table-cell>
          <table:table-cell table:style-name="Table2.A1" table:number-columns-spanned="2" office:value-type="string">
            <text:p text:style-name="P10">County</text:p>
          </table:table-cell>
          <table:covered-table-cell/>
          <table:table-cell table:style-name="Table2.D1" office:value-type="string">
            <text:p text:style-name="P10">Village Name</text:p>
          </table:table-cell>
        </table:table-row>
        <table:table-row>
          <table:table-cell table:style-name="Table2.A1" office:value-type="string">
            <text:p text:style-name="P12">|__|__|</text:p>
          </table:table-cell>
          <table:table-cell table:style-name="Table2.A1" office:value-type="string">
            <text:p text:style-name="P12">|__|</text:p>
          </table:table-cell>
          <table:table-cell table:style-name="Table2.C2" office:value-type="string">
            <text:p text:style-name="P13">1 = Urban Montserrado</text:p>
            <text:p text:style-name="P11">2 = Grand Bassa</text:p>
          </table:table-cell>
          <table:table-cell table:style-name="Table2.D1" office:value-type="string">
            <text:p text:style-name="P12">|___________________________|</text:p>
          </table:table-cell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/>
        <table:table-column table:style-name="Table1.I"/>
        <table:table-row>
          <table:table-cell table:style-name="Table1.A1" table:number-rows-spanned="2" office:value-type="string">
            <text:p text:style-name="P3">ID</text:p>
          </table:table-cell>
          <table:table-cell table:style-name="Table1.A1" office:value-type="string">
            <text:p text:style-name="P3">AGE</text:p>
          </table:table-cell>
          <table:table-cell table:style-name="Table1.A1" office:value-type="string">
            <text:p text:style-name="P3">SEX</text:p>
          </table:table-cell>
          <table:table-cell table:style-name="Table1.A1" office:value-type="string">
            <text:p text:style-name="P3">MUAC</text:p>
          </table:table-cell>
          <table:table-cell table:style-name="Table1.A1" office:value-type="string">
            <text:p text:style-name="P3">WEIGHT</text:p>
          </table:table-cell>
          <table:table-cell table:style-name="Table1.A1" office:value-type="string">
            <text:p text:style-name="P3">HEIGHT</text:p>
          </table:table-cell>
          <table:table-cell table:style-name="Table1.A1" office:value-type="string">
            <text:p text:style-name="P3">OEDEMA</text:p>
          </table:table-cell>
          <table:table-cell table:style-name="Table1.A1" office:value-type="string">
            <text:p text:style-name="P3">PROGRAMME</text:p>
          </table:table-cell>
          <table:table-cell table:style-name="Table1.I1" office:value-type="string">
            <text:p text:style-name="P3">SCREENING</text:p>
          </table:table-cell>
        </table:table-row>
        <table:table-row>
          <table:covered-table-cell/>
          <table:table-cell table:style-name="Table1.B2" office:value-type="string">
            <text:p text:style-name="P5">months</text:p>
          </table:table-cell>
          <table:table-cell table:style-name="Table1.B2" office:value-type="string">
            <text:p text:style-name="P4">1 = M</text:p>
            <text:p text:style-name="P4">2 = F</text:p>
          </table:table-cell>
          <table:table-cell table:style-name="Table1.B2" office:value-type="string">
            <text:p text:style-name="P5">mm</text:p>
          </table:table-cell>
          <table:table-cell table:style-name="Table1.B2" office:value-type="string">
            <text:p text:style-name="P5">kg</text:p>
          </table:table-cell>
          <table:table-cell table:style-name="Table1.B2" office:value-type="string">
            <text:p text:style-name="P5">cm</text:p>
          </table:table-cell>
          <table:table-cell table:style-name="Table1.B2" office:value-type="string">
            <text:p text:style-name="P4"><text:s text:c="2"/>1 = YES</text:p>
            <text:p text:style-name="P4"><text:s text:c="2"/>2 = NO</text:p>
          </table:table-cell>
          <table:table-cell table:style-name="Table1.B2" office:value-type="string">
            <text:p text:style-name="P4"><text:s text:c="4"/>1 = OTP</text:p>
            <text:p text:style-name="P4"><text:s text:c="4"/>2 = TSFP</text:p>
            <text:p text:style-name="P4"><text:s text:c="4"/>3 = NONE</text:p>
          </table:table-cell>
          <table:table-cell table:style-name="Table1.I2" office:value-type="string">
            <text:p text:style-name="P4"><text:s text:c="4"/>1 = YES</text:p>
            <text:p text:style-name="P4"><text:s text:c="4"/>2 = NO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</table:table>
      <text:p text:style-name="P17"/>
      <text:p text:style-name="P20"><text:soft-page-break/>SAM Coverage Barriers Data Collection Form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PSU ID</text:p>
          </table:table-cell>
          <table:table-cell table:style-name="Table3.B1" office:value-type="string">
            <text:p text:style-name="P3">ID</text:p>
          </table:table-cell>
        </table:table-row>
        <table:table-row>
          <table:table-cell table:style-name="Table3.A2" office:value-type="string">
            <text:p text:style-name="P2">|__|__|</text:p>
          </table:table-cell>
          <table:table-cell table:style-name="Table3.B2" office:value-type="string">
            <text:p text:style-name="P2">|__|__|</text:p>
          </table:table-cell>
        </table:table-row>
      </table:table>
      <text:p text:style-name="P17"/>
      <text:p text:style-name="P19"><text:span text:style-name="T1">B1:</text:span> Do you know that your child is malnourished or thinner than he/she should be?</text:p>
      <text:p text:style-name="P19"><text:s text:c="6"/>__ <text:s text:c="10"/>__</text:p>
      <text:p text:style-name="P19"><text:s text:c="5"/>|__| YES <text:s text:c="4"/>|__| NO</text:p>
      <text:p text:style-name="P19"/>
      <text:p text:style-name="P19"><text:span text:style-name="T1">B2:</text:span> Do you know that there is a programme that can treat malnourished children?</text:p>
      <text:p text:style-name="P19"><text:s text:c="6"/>__ <text:s text:c="10"/>__</text:p>
      <text:p text:style-name="P19"><text:s text:c="5"/>|__| YES <text:s text:c="4"/>|__| NO <text:s text:c="4"/></text:p>
      <text:p text:style-name="P19"/>
      <text:p text:style-name="P22"><text:s text:c="5"/>If <text:span text:style-name="T3">NO</text:span>, thank mother/carer and terminate interview.</text:p>
      <text:p text:style-name="P19"/>
      <text:p text:style-name="P19"><text:span text:style-name="T1">B3:</text:span> What do you call this programme? ____________________________________________</text:p>
      <text:p text:style-name="P19"/>
      <text:p text:style-name="P19"><text:span text:style-name="T1">B4:</text:span> Where is this programme? ____________________________________________________</text:p>
      <text:p text:style-name="P19"/>
      <text:p text:style-name="P19"><text:span text:style-name="T1">B5:</text:span> Why is this child not attending this programme?</text:p>
      <text:p text:style-name="P19"/>
      <text:p text:style-name="P22"><text:s text:c="4"/><text:span text:style-name="T2">Do not prompt. Probe “Any other reasons?”</text:span></text:p>
      <text:p text:style-name="P19"><text:s text:c="6"/>__</text:p>
      <text:p text:style-name="P19"><text:s text:c="5"/>|__| Programme site is too far away </text:p>
      <text:p text:style-name="P19"><text:s text:c="5"/>|__| No time/too busy to attend the programme</text:p>
      <text:p text:style-name="P19"><text:s text:c="5"/>|__| Carer/mother cannot travel with more than one child</text:p>
      <text:p text:style-name="P19"><text:s text:c="5"/>|__| Woman cannot travel alone</text:p>
      <text:p text:style-name="P19"><text:s text:c="5"/>|__| Carer is ashamed to attend programme</text:p>
      <text:p text:style-name="P19"><text:s text:c="5"/>|__| Difficulty with childcare</text:p>
      <text:p text:style-name="P19"><text:s text:c="5"/>|__| Child has been rejected by the programme</text:p>
      <text:p text:style-name="P19"><text:s text:c="5"/></text:p>
      <text:p text:style-name="P19"><text:s text:c="4"/>Record all other reasons given:</text:p>
      <text:p text:style-name="P19"><text:s text:c="4"/>__________________________________________</text:p>
      <text:p text:style-name="P19"/>
      <text:p text:style-name="P19"><text:s text:c="4"/>__________________________________________</text:p>
      <text:p text:style-name="P19"><text:s text:c="4"/></text:p>
      <text:p text:style-name="P19"><text:s text:c="4"/>__________________________________________</text:p>
      <text:p text:style-name="P19"/>
      <text:p text:style-name="P19"><text:s text:c="4"/>__________________________________________ <text:s/></text:p>
      <text:p text:style-name="P19"/>
      <text:p text:style-name="P19"><text:span text:style-name="T1">B6:</text:span> Has this child ever been to the program site or examined by program staff?</text:p>
      <text:p text:style-name="P19"><text:s text:c="6"/>__ <text:s text:c="10"/>__</text:p>
      <text:p text:style-name="P19"><text:s text:c="5"/>|__| YES <text:s text:c="4"/>|__| NO</text:p>
      <text:p text:style-name="P19"/>
      <text:p text:style-name="P19"><text:s text:c="5"/>If <text:span text:style-name="T3">NO</text:span>, thank mother/carer and terminate interview.</text:p>
      <text:p text:style-name="P19"/>
      <text:p text:style-name="P19"><text:span text:style-name="T1">B7:</text:span> Why is this child not in the programme now?</text:p>
      <text:p text:style-name="P19"><text:s text:c="6"/>__</text:p>
      <text:p text:style-name="P19"><text:s text:c="5"/>|__| Previously rejected</text:p>
      <text:p text:style-name="P19"><text:s text:c="5"/>|__| Defaulted</text:p>
      <text:p text:style-name="P19"><text:s text:c="5"/>|__| Discharged as cured</text:p>
      <text:p text:style-name="P19"><text:s text:c="5"/>|__| Discharged as not cured</text:p>
      <text:p text:style-name="P19"/>
      <text:p text:style-name="P23">Thank mother/carer. Issue a referral slip. Inform mother/carer of site and date to attend.</text:p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7"><text:soft-page-break/>Children 6-59 months Data Collection Form</text:p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PSU ID</text:p>
          </table:table-cell>
          <table:table-cell table:style-name="Table4.A1" table:number-columns-spanned="2" office:value-type="string">
            <text:p text:style-name="P10">County</text:p>
          </table:table-cell>
          <table:covered-table-cell/>
          <table:table-cell table:style-name="Table4.D1" office:value-type="string">
            <text:p text:style-name="P10">Village Name</text:p>
          </table:table-cell>
        </table:table-row>
        <table:table-row>
          <table:table-cell table:style-name="Table4.A1" office:value-type="string">
            <text:p text:style-name="P12">|__|__|</text:p>
          </table:table-cell>
          <table:table-cell table:style-name="Table4.A1" office:value-type="string">
            <text:p text:style-name="P12">|__|</text:p>
          </table:table-cell>
          <table:table-cell table:style-name="Table4.C2" office:value-type="string">
            <text:p text:style-name="P11">1 = Grand Bassa</text:p>
            <text:p text:style-name="P13">2 = Rural Montserrado</text:p>
          </table:table-cell>
          <table:table-cell table:style-name="Table4.D1" office:value-type="string">
            <text:p text:style-name="P12">|___________________________|</text:p>
          </table:table-cell>
        </table:table-row>
      </table:table>
      <text:p text:style-name="P18"/>
      <text:p text:style-name="P18"/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9">Administrative Data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">ad1</text:p>
          </table:table-cell>
          <table:table-cell table:style-name="Table8.A2" office:value-type="string">
            <text:p text:style-name="P6">Date of data collection</text:p>
          </table:table-cell>
          <table:table-cell table:style-name="Table8.A1" office:value-type="string">
            <text:p text:style-name="P6"><text:s/>|__|__|/|__|__|/|__|__|</text:p>
          </table:table-cell>
        </table:table-row>
        <table:table-row>
          <table:table-cell table:style-name="Table8.A3" office:value-type="string">
            <text:p text:style-name="P6">ad2</text:p>
          </table:table-cell>
          <table:table-cell table:style-name="Table8.A3" office:value-type="string">
            <text:p text:style-name="P6">Team number</text:p>
          </table:table-cell>
          <table:table-cell table:style-name="Table8.C3" office:value-type="string">
            <text:p text:style-name="P6"><text:s/>|__|__|</text:p>
          </table:table-cell>
        </table:table-row>
        <table:table-row>
          <table:table-cell table:style-name="Table8.A3" office:value-type="string">
            <text:p text:style-name="P6">ad3</text:p>
          </table:table-cell>
          <table:table-cell table:style-name="Table8.A3" office:value-type="string">
            <text:p text:style-name="P6">Name of enumerator</text:p>
          </table:table-cell>
          <table:table-cell table:style-name="Table8.C3" office:value-type="string">
            <text:p text:style-name="P12">|___________________________|</text:p>
          </table:table-cell>
        </table:table-row>
        <table:table-row>
          <table:table-cell table:style-name="Table8.A3" office:value-type="string">
            <text:p text:style-name="P6">ad4</text:p>
          </table:table-cell>
          <table:table-cell table:style-name="Table8.A3" office:value-type="string">
            <text:p text:style-name="P6">Consent?</text:p>
          </table:table-cell>
          <table:table-cell table:style-name="Table8.C3" office:value-type="string">
            <text:p text:style-name="P6"><text:s/>1 = YES <text:s text:c="3"/>2 = NO</text:p>
          </table:table-cell>
        </table:table-row>
      </table:table>
      <text:p text:style-name="P18"/>
      <text:p text:style-name="P24">If consent is not given then stop the interview and move to next respondent.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9">Identifying Data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">psu</text:p>
          </table:table-cell>
          <table:table-cell table:style-name="Table6.A2" office:value-type="string">
            <text:p text:style-name="P6">PSU (cluster) number</text:p>
          </table:table-cell>
          <table:table-cell table:style-name="Table6.C2" office:value-type="string">
            <text:p text:style-name="P6"><text:s/>|__|__|</text:p>
          </table:table-cell>
        </table:table-row>
        <table:table-row>
          <table:table-cell table:style-name="Table6.A2" office:value-type="string">
            <text:p text:style-name="P6">hh</text:p>
          </table:table-cell>
          <table:table-cell table:style-name="Table6.A2" office:value-type="string">
            <text:p text:style-name="P6">Household identifier</text:p>
          </table:table-cell>
          <table:table-cell table:style-name="Table6.C2" office:value-type="string">
            <text:p text:style-name="P6"><text:s/>|__|__|</text:p>
          </table:table-cell>
        </table:table-row>
      </table:table>
      <text:p text:style-name="P18"/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9">Mother Informatio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">m1</text:p>
          </table:table-cell>
          <table:table-cell table:style-name="Table7.A2" office:value-type="string">
            <text:p text:style-name="P6">Mother's identifier</text:p>
          </table:table-cell>
          <table:table-cell table:style-name="Table7.C2" office:value-type="string">
            <text:p text:style-name="P6"><text:s/>|__|__|</text:p>
          </table:table-cell>
        </table:table-row>
        <table:table-row>
          <table:table-cell table:style-name="Table7.A2" office:value-type="string">
            <text:p text:style-name="P6">m2</text:p>
          </table:table-cell>
          <table:table-cell table:style-name="Table7.A2" office:value-type="string">
            <text:p text:style-name="P6">Mother's age (in full years)</text:p>
          </table:table-cell>
          <table:table-cell table:style-name="Table7.C2" office:value-type="string">
            <text:p text:style-name="P6"><text:s/>|__|__|</text:p>
          </table:table-cell>
        </table:table-row>
        <table:table-row>
          <table:table-cell table:style-name="Table7.A2" office:value-type="string">
            <text:p text:style-name="P6">m3</text:p>
          </table:table-cell>
          <table:table-cell table:style-name="Table7.A2" office:value-type="string">
            <text:p text:style-name="P6">How many children 6-59 months do you have?</text:p>
          </table:table-cell>
          <table:table-cell table:style-name="Table7.C2" office:value-type="string">
            <text:p text:style-name="P6"><text:s/>|__|__|</text:p>
          </table:table-cell>
        </table:table-row>
      </table:table>
      <text:p text:style-name="P21"/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9">Iron-Folic Acid (IFA) Supplementation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6">ifa1</text:p>
          </table:table-cell>
          <table:table-cell table:style-name="Table9.A2" office:value-type="string">
            <text:p text:style-name="P6">During your pregnancy for your youngest child, did you see anyone for antenatal care?</text:p>
          </table:table-cell>
          <table:table-cell table:style-name="Table9.C2" office:value-type="string">
            <text:p text:style-name="P6"><text:s/>1 = YES</text:p>
            <text:p text:style-name="P6"><text:s/>2 = NO</text:p>
            <text:p text:style-name="P6">99 = Don't know/not sure </text:p>
          </table:table-cell>
          <table:table-cell table:style-name="Table9.D2" office:value-type="string">
            <text:p text:style-name="P6"><text:s/>|__|__|</text:p>
          </table:table-cell>
        </table:table-row>
        <table:table-row>
          <table:table-cell table:style-name="Table9.A2" office:value-type="string">
            <text:p text:style-name="P6">ifa2</text:p>
          </table:table-cell>
          <table:table-cell table:style-name="Table9.A2" office:value-type="string">
            <text:p text:style-name="P6">During your pregnancy for your youngest child, did you receive any information about taking iron-folic acid tablets (show sample/photo)?</text:p>
          </table:table-cell>
          <table:table-cell table:style-name="Table9.C2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9.D2" office:value-type="string">
            <text:p text:style-name="P6"><text:s/>|__|__|</text:p>
          </table:table-cell>
        </table:table-row>
        <table:table-row>
          <table:table-cell table:style-name="Table9.A2" office:value-type="string">
            <text:p text:style-name="P6">ifa3</text:p>
          </table:table-cell>
          <table:table-cell table:style-name="Table9.A2" office:value-type="string">
            <text:p text:style-name="P6">During your pregnancy for your youngest child, did you receive and/or purchase iron-folic acid tablets (show sample/photo)?</text:p>
          </table:table-cell>
          <table:table-cell table:style-name="Table9.C2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9.D2" office:value-type="string">
            <text:p text:style-name="P6"><text:s/>|__|__|</text:p>
          </table:table-cell>
        </table:table-row>
        <table:table-row>
          <table:table-cell table:style-name="Table9.C2" office:value-type="string">
            <text:p text:style-name="P6"/>
          </table:table-cell>
          <table:table-cell table:style-name="Table9.D2" table:number-columns-spanned="3" office:value-type="string">
            <text:p text:style-name="P14">If <text:span text:style-name="T1">NO</text:span>, go to <text:span text:style-name="T1">ifa3a</text:span>; If <text:span text:style-name="T1">DON'T KNOW/NOT SUR</text:span>E, skip to <text:span text:style-name="T1">icf1</text:span><text:span text:style-name="T5">; If </text:span><text:span text:style-name="T1">YES</text:span><text:span text:style-name="T5">, go to </text:span><text:span text:style-name="T1">ifa4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6">ifa3a</text:p>
          </table:table-cell>
          <table:table-cell table:style-name="Table9.A2" office:value-type="string">
            <text:p text:style-name="P6">Why did you not receive or purchase iron-folic acid tablets?</text:p>
            <text:p text:style-name="P6"/>
            <text:p text:style-name="P14">Do not prompt. Probe “Any other reasons?”</text:p>
          </table:table-cell>
          <table:table-cell table:style-name="Table9.C6" table:number-columns-spanned="2" office:value-type="string">
            <text:p text:style-name="P6"><text:s/>__</text:p>
            <text:p text:style-name="P6">|__| Health centre ran out</text:p>
            <text:p text:style-name="P6">|__| Took to long to get tablets</text:p>
            <text:p text:style-name="P6">|__| Too expensive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6"><text:s/>_________________________________</text:p>
          </table:table-cell>
          <table:covered-table-cell/>
        </table:table-row>
        <text:soft-page-break/>
        <table:table-row>
          <table:table-cell table:style-name="Table9.A2" office:value-type="string">
            <text:p text:style-name="P6">ifa4</text:p>
          </table:table-cell>
          <table:table-cell table:style-name="Table9.A2" office:value-type="string">
            <text:p text:style-name="P6">During your pregnancy for your youngest child, did you take iron-folic acid tablets (show sample/photo)?</text:p>
          </table:table-cell>
          <table:table-cell table:style-name="Table9.A2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9.C6" office:value-type="string">
            <text:p text:style-name="P6"><text:s/>|__|__|</text:p>
          </table:table-cell>
        </table:table-row>
        <table:table-row>
          <table:table-cell table:style-name="Table9.A2" office:value-type="string">
            <text:p text:style-name="P6"/>
          </table:table-cell>
          <table:table-cell table:style-name="Table9.D2" table:number-columns-spanned="3" office:value-type="string">
            <text:p text:style-name="P14">If <text:span text:style-name="T1">NO</text:span>, go to <text:span text:style-name="T1">ifa4a</text:span>; If <text:span text:style-name="T1">DON'T KNOW/NOT SURE</text:span>, skip to <text:span text:style-name="T1">icf1</text:span><text:span text:style-name="T5">; If </text:span><text:span text:style-name="T1">YES</text:span><text:span text:style-name="T5">, go to </text:span><text:span text:style-name="T1">ifa5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6">ifa4a</text:p>
          </table:table-cell>
          <table:table-cell table:style-name="Table9.A2" office:value-type="string">
            <text:p text:style-name="P6">Why did you not take iron-folic acid tablets?</text:p>
            <text:p text:style-name="P6"/>
            <text:p text:style-name="P14">Do not prompt. Probe “Any other reasons?”</text:p>
          </table:table-cell>
          <table:table-cell table:style-name="Table9.D2" table:number-columns-spanned="2" office:value-type="string">
            <text:p text:style-name="P6"><text:s/>__</text:p>
            <text:p text:style-name="P6">|__| Concerns about side effects</text:p>
            <text:p text:style-name="P6">|__| Don't need it</text:p>
            <text:p text:style-name="P6">|__| I was told not to take it</text:p>
            <text:p text:style-name="P6">|__| I don't think it helps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7"><text:s/>_________________________________</text:p>
          </table:table-cell>
          <table:covered-table-cell/>
        </table:table-row>
        <table:table-row>
          <table:table-cell table:style-name="Table9.A2" office:value-type="string">
            <text:p text:style-name="P6">ifa5</text:p>
          </table:table-cell>
          <table:table-cell table:style-name="Table9.A2" office:value-type="string">
            <text:p text:style-name="P6">During the whole duration of your pregnancy for your youngest child, how many days did you take the iron-folic acid tablets (show sample/photo)?</text:p>
          </table:table-cell>
          <table:table-cell table:style-name="Table9.D2" table:number-columns-spanned="2" office:value-type="string">
            <text:p text:style-name="P8">|__|__|__|</text:p>
          </table:table-cell>
          <table:covered-table-cell/>
        </table:table-row>
      </table:table>
      <text:p text:style-name="P18"/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columns-spanned="4" office:value-type="string">
            <text:p text:style-name="P9">IYCF Counselling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6">icf1</text:p>
          </table:table-cell>
          <table:table-cell table:style-name="Table10.A2" office:value-type="string">
            <text:p text:style-name="P6">During your pregnancy for your youngest child, did you receive any information or hear about any service that provided counselling for pregnant women on infant and young child feeding?</text:p>
          </table:table-cell>
          <table:table-cell table:style-name="Table10.C2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10.D2" office:value-type="string">
            <text:p text:style-name="P6"><text:s/>|__|__|</text:p>
          </table:table-cell>
        </table:table-row>
        <table:table-row>
          <table:table-cell table:style-name="Table10.A3" office:value-type="string">
            <text:p text:style-name="P6">icf2</text:p>
          </table:table-cell>
          <table:table-cell table:style-name="Table10.A3" office:value-type="string">
            <text:p text:style-name="P6">During your pregnancy for your youngest child, did you attend any counselling session for pregnant women on infant and young child feeding?</text:p>
          </table:table-cell>
          <table:table-cell table:style-name="Table10.C3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10.D3" office:value-type="string">
            <text:p text:style-name="P6"><text:s/>|__|__|</text:p>
          </table:table-cell>
        </table:table-row>
        <table:table-row>
          <table:table-cell table:style-name="Table10.A3" office:value-type="string">
            <text:p text:style-name="P6"/>
          </table:table-cell>
          <table:table-cell table:style-name="Table10.D2" table:number-columns-spanned="3" office:value-type="string">
            <text:p text:style-name="P15">If NO, go to icf2a; If DON'T KNOW/NOT SURE, skip to ; If YES, go to icf3.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6">icf2a</text:p>
          </table:table-cell>
          <table:table-cell table:style-name="Table10.A3" office:value-type="string">
            <text:p text:style-name="P6">Why did you not attend the counselling sessions?</text:p>
            <text:p text:style-name="P6"/>
            <text:p text:style-name="P14">Do not prompt. Probe “Any other reasons?”</text:p>
          </table:table-cell>
          <table:table-cell table:style-name="Table10.C5" table:number-columns-spanned="2" office:value-type="string">
            <text:p text:style-name="P6"><text:s/>__</text:p>
            <text:p text:style-name="P6">|__| Timing was not convenient</text:p>
            <text:p text:style-name="P6">|__| Not interested</text:p>
            <text:p text:style-name="P6">|__| Do not trust counsellor</text:p>
            <text:p text:style-name="P6">|__| Don't think I need it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7"><text:s/>_________________________________</text:p>
            <text:p text:style-name="P6"><text:s/></text:p>
          </table:table-cell>
          <table:covered-table-cell/>
        </table:table-row>
        <table:table-row>
          <table:table-cell table:style-name="Table10.A3" office:value-type="string">
            <text:p text:style-name="P6">icf3</text:p>
          </table:table-cell>
          <table:table-cell table:style-name="Table10.A3" office:value-type="string">
            <text:p text:style-name="P6">How many counselling sessions did you attend?</text:p>
          </table:table-cell>
          <table:table-cell table:style-name="Table10.D3" table:number-columns-spanned="2" office:value-type="string">
            <text:p text:style-name="P8">|__|__|</text:p>
          </table:table-cell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>
          <table:table-cell table:style-name="Table12.A1" table:number-columns-spanned="3" office:value-type="string">
            <text:p text:style-name="P9">Child Information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6"/>
          </table:table-cell>
          <table:table-cell table:style-name="Table12.B2" table:number-columns-spanned="2" office:value-type="string">
            <text:p text:style-name="P14">If <text:span text:style-name="T1">m3 &gt; 1</text:span>, randomly select one child from the mother's children.</text:p>
          </table:table-cell>
          <table:covered-table-cell/>
        </table:table-row>
        <table:table-row>
          <table:table-cell table:style-name="Table12.A2" office:value-type="string">
            <text:p text:style-name="P6">c1</text:p>
          </table:table-cell>
          <table:table-cell table:style-name="Table12.A2" office:value-type="string">
            <text:p text:style-name="P6">Age in months of respondent child</text:p>
          </table:table-cell>
          <table:table-cell table:style-name="Table12.B2" office:value-type="string">
            <text:p text:style-name="P6"><text:s/>|__|__|</text:p>
          </table:table-cell>
        </table:table-row>
        <table:table-row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14">If <text:span text:style-name="T1">c1 ≥ 23</text:span>, go to <text:span text:style-name="T1">mnp1</text:span>; If <text:span text:style-name="T4">c2 &gt; 23</text:span>, got to <text:span text:style-name="T1">vit1</text:span></text:p>
          </table:table-cell>
          <table:table-cell table:style-name="Table12.B2" office:value-type="string">
            <text:p text:style-name="P6"/>
          </table:table-cell>
        </table:table-row>
      </table:table>
      <text:p text:style-name="P18"/>
      <text:p text:style-name="P1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p text:style-name="P9">Micronutrient Powder (MNP) Supplementation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6">mnp1</text:p>
          </table:table-cell>
          <table:table-cell table:style-name="Table11.A2" office:value-type="string">
            <text:p text:style-name="P6">Have you heard about [LOCAL NAME OF MNP] or seen [show sample/photo of MNP]?</text:p>
          </table:table-cell>
          <table:table-cell table:style-name="Table11.C2" office:value-type="string">
            <text:p text:style-name="P6"><text:s/>1 = YES</text:p>
            <text:p text:style-name="P6"><text:s/>2 = NO</text:p>
            <text:p text:style-name="P6">99 = Don't know/not sure </text:p>
          </table:table-cell>
          <table:table-cell table:style-name="Table11.D2" office:value-type="string">
            <text:p text:style-name="P6"><text:s/>|__|__|</text:p>
          </table:table-cell>
        </table:table-row>
        <table:table-row>
          <table:table-cell table:style-name="Table11.A2" office:value-type="string">
            <text:p text:style-name="P6">mnp2</text:p>
          </table:table-cell>
          <table:table-cell table:style-name="Table11.A2" office:value-type="string">
            <text:p text:style-name="P6">Have you received or bought [LOCAL NAME of MNP] (show sample/photo of MNP) for your child aged 6-23 months?</text:p>
          </table:table-cell>
          <table:table-cell table:style-name="Table11.C2" office:value-type="string">
            <text:p text:style-name="P6"><text:s/>1 = YES</text:p>
            <text:p text:style-name="P6"><text:s/>2 = NO</text:p>
            <text:p text:style-name="P6">99 = Don't know/not sure</text:p>
          </table:table-cell>
          <table:table-cell table:style-name="Table11.D2" office:value-type="string">
            <text:p text:style-name="P6"><text:s/>|__|__|</text:p>
          </table:table-cell>
        </table:table-row>
        <table:table-row>
          <table:table-cell table:style-name="Table11.A2" office:value-type="string">
            <text:p text:style-name="P6"/>
          </table:table-cell>
          <table:table-cell table:style-name="Table11.B4" table:number-columns-spanned="3" office:value-type="string">
            <text:p text:style-name="P14">If <text:span text:style-name="T1">NO</text:span>, go to <text:span text:style-name="T1">mnp2a</text:span>; If <text:span text:style-name="T1">DON'T KNOW/NOT SURE</text:span>, go to <text:span text:style-name="T1">vit1</text:span>; IF <text:span text:style-name="T1">YES</text:span>, go to <text:span text:style-name="T1">mnp3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6">mnp2a</text:p>
          </table:table-cell>
          <table:table-cell table:style-name="Table11.A2" office:value-type="string">
            <text:p text:style-name="P6">Why did you not receive/buy [LOCAL NAME of MNP] (show sample/photo of MNP) for your child aged 6-23 months?</text:p>
            <text:p text:style-name="P6"/>
            <text:p text:style-name="P14">Do not prompt. Probe “Any other reasons?”</text:p>
          </table:table-cell>
          <table:table-cell table:style-name="Table11.D2" table:number-columns-spanned="2" office:value-type="string">
            <text:p text:style-name="P6"><text:s/>__</text:p>
            <text:p text:style-name="P6">|__| Health centre ran out</text:p>
            <text:p text:style-name="P6">|__| Took to long to get MNP</text:p>
            <text:p text:style-name="P6">|__| Too expensive</text:p>
            <text:p text:style-name="P6">|__| Child doesn't need it</text:p>
            <text:p text:style-name="P6">|__| Heard it doesn't work/help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6"><text:s/>_________________________________</text:p>
          </table:table-cell>
          <table:covered-table-cell/>
        </table:table-row>
        <table:table-row>
          <table:table-cell table:style-name="Table11.A2" office:value-type="string">
            <text:p text:style-name="P6">mnp3</text:p>
          </table:table-cell>
          <table:table-cell table:style-name="Table11.A2" office:value-type="string">
            <text:p text:style-name="P6">Did you give your child aged 6-23 months the [LOCAL NAME OF MNP] to eat?</text:p>
          </table:table-cell>
          <table:table-cell table:style-name="Table11.C2" office:value-type="string">
            <text:p text:style-name="P18"><text:s/>1 = YES</text:p>
            <text:p text:style-name="P6"><text:s/>2 = NO</text:p>
            <text:p text:style-name="P6">99 = Don't know/not sure</text:p>
          </table:table-cell>
          <table:table-cell table:style-name="Table11.D2" office:value-type="string">
            <text:p text:style-name="P6">|__|__|</text:p>
          </table:table-cell>
        </table:table-row>
        <table:table-row>
          <table:table-cell table:style-name="Table11.A2" office:value-type="string">
            <text:p text:style-name="P6"/>
          </table:table-cell>
          <table:table-cell table:style-name="Table11.D2" table:number-columns-spanned="3" office:value-type="string">
            <text:p text:style-name="P14">If <text:span text:style-name="T1">NO</text:span>, go to <text:span text:style-name="T1">mnp3a</text:span>; If <text:span text:style-name="T1">DON'T KNOW/NOT SURE</text:span>, go to <text:span text:style-name="T1">vit1</text:span>; IF <text:span text:style-name="T1">YES</text:span>, go to <text:span text:style-name="T1">mnp4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6">mnp3a</text:p>
          </table:table-cell>
          <table:table-cell table:style-name="Table11.A2" office:value-type="string">
            <text:p text:style-name="P6">Why did you not give the [LOCAL NAME OF MNP] to your child aged 6-23 months to eat?</text:p>
            <text:p text:style-name="P6"/>
            <text:p text:style-name="P14">Do not prompt. Probe “Any other reasons?”</text:p>
          </table:table-cell>
          <table:table-cell table:style-name="Table11.D2" table:number-columns-spanned="2" office:value-type="string">
            <text:p text:style-name="P6"><text:s/>__</text:p>
            <text:p text:style-name="P6">|__| Too expensive</text:p>
            <text:p text:style-name="P6">|__| Not available in the market</text:p>
            <text:p text:style-name="P6">|__| Do not need MNP</text:p>
            <text:p text:style-name="P6">|__| Heard other's bad experience</text:p>
            <text:p text:style-name="P6">|__| Advised not to use it</text:p>
            <text:p text:style-name="P6">|__| Not seen other mothers use it</text:p>
            <text:p text:style-name="P6">|__| Don't trust the product</text:p>
            <text:p text:style-name="P6">|__| Using another product</text:p>
            <text:p text:style-name="P6">|__| Haven't seen it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6"><text:s/>_________________________________</text:p>
          </table:table-cell>
          <table:covered-table-cell/>
        </table:table-row>
        <table:table-row>
          <table:table-cell table:style-name="Table11.A2" office:value-type="string">
            <text:p text:style-name="P6">mnp4</text:p>
          </table:table-cell>
          <table:table-cell table:style-name="Table11.A2" office:value-type="string">
            <text:p text:style-name="P6">In the last week, how many times did your child aged 6-23 months old eat [LOCAL NAME OF MNP]?</text:p>
          </table:table-cell>
          <table:table-cell table:style-name="Table11.D2" table:number-columns-spanned="2" office:value-type="string">
            <text:p text:style-name="P8">|__|__|</text:p>
          </table:table-cell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ext:p text:style-name="P18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9">Vitamin A Supplementation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6">vit1</text:p>
          </table:table-cell>
          <table:table-cell table:style-name="Table13.A2" office:value-type="string">
            <text:p text:style-name="P6">In the past 6 months, has your child received drops from a capsule like this one (show vitamin A sample or photo)?</text:p>
          </table:table-cell>
          <table:table-cell table:style-name="Table13.C2" office:value-type="string">
            <text:p text:style-name="P6"><text:s/>1 = YES</text:p>
            <text:p text:style-name="P6"><text:s/>2 = NO</text:p>
            <text:p text:style-name="P6">99 = Don't know/not sure </text:p>
          </table:table-cell>
          <table:table-cell table:style-name="Table13.D2" office:value-type="string">
            <text:p text:style-name="P6"><text:s/>|__|__|</text:p>
          </table:table-cell>
        </table:table-row>
        <table:table-row>
          <table:table-cell table:style-name="Table13.A2" office:value-type="string">
            <text:p text:style-name="P14"/>
          </table:table-cell>
          <table:table-cell table:style-name="Table13.B3" table:number-columns-spanned="3" office:value-type="string">
            <text:p text:style-name="P14">If <text:span text:style-name="T1">NO</text:span>, go to <text:span text:style-name="T1">vit1a</text:span>; If <text:span text:style-name="T1">DON'T KNOW/NOT SURE</text:span>, thank mother and end interview; If <text:span text:style-name="T1">YES</text:span>, go to <text:span text:style-name="T1">vit2</text:span>.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6">vit1a</text:p>
          </table:table-cell>
          <table:table-cell table:style-name="Table13.A2" office:value-type="string">
            <text:p text:style-name="P6">Why did your child not receive (show vitamin A capsule sample or photo)?</text:p>
            <text:p text:style-name="P6"/>
            <text:p text:style-name="P14">Do not prompt. Probe “Any other reasons?”</text:p>
            <text:p text:style-name="P6"/>
          </table:table-cell>
          <table:table-cell table:style-name="Table13.D2" table:number-columns-spanned="2" office:value-type="string">
            <text:p text:style-name="P6"><text:s/>__</text:p>
            <text:p text:style-name="P6">|__| Health centre ran out</text:p>
            <text:p text:style-name="P6">|__| Took to long to get drops</text:p>
            <text:p text:style-name="P6">|__| Child doesn't need it</text:p>
            <text:p text:style-name="P6">|__| Heard it doesn't work/help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6"><text:s/>_________________________________</text:p>
          </table:table-cell>
          <table:covered-table-cell/>
        </table:table-row>
        <table:table-row>
          <table:table-cell table:style-name="Table13.A2" office:value-type="string">
            <text:p text:style-name="P6">vit2</text:p>
          </table:table-cell>
          <table:table-cell table:style-name="Table13.A2" office:value-type="string">
            <text:p text:style-name="P6">What type of capsule (show sample or photo of blue and red capsule) did your child get drops from?</text:p>
          </table:table-cell>
          <table:table-cell table:style-name="Table13.C2" office:value-type="string">
            <text:p text:style-name="P6">1 = blue capsule</text:p>
            <text:p text:style-name="P6">2 = red capsule</text:p>
            <text:p text:style-name="P6">99 = Don't know/not sure</text:p>
          </table:table-cell>
          <table:table-cell table:style-name="Table13.D2" office:value-type="string">
            <text:p text:style-name="P6">|__|__|</text:p>
          </table:table-cell>
        </table:table-row>
        <table:table-row>
          <table:table-cell table:style-name="Table13.A2" office:value-type="string">
            <text:p text:style-name="P6">vit3</text:p>
          </table:table-cell>
          <table:table-cell table:style-name="Table13.A2" office:value-type="string">
            <text:p text:style-name="P6">How many months ago did your child receive drops from (show vitamin A sample or photo)?</text:p>
          </table:table-cell>
          <table:table-cell table:style-name="Table13.D2" table:number-columns-spanned="2" office:value-type="string">
            <text:p text:style-name="P8">|__|</text:p>
          </table:table-cell>
          <table:covered-table-cell/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nest Guevarra</meta:initial-creator>
    <meta:creation-date>2018-08-02T19:06:54</meta:creation-date>
    <dc:date>2018-09-04T10:35:19</dc:date>
    <dc:creator>Ernest Guevarra</dc:creator>
    <meta:editing-duration>PT5H3M38S</meta:editing-duration>
    <meta:editing-cycles>32</meta:editing-cycles>
    <meta:generator>OpenOffice/4.1.2$Unix OpenOffice.org_project/412m3$Build-9782</meta:generator>
    <meta:document-statistic meta:table-count="12" meta:image-count="0" meta:object-count="0" meta:page-count="6" meta:paragraph-count="286" meta:word-count="1255" meta:character-count="7684"/>
  </office:meta>
</office:document-meta>
</file>